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  <style:text-properties officeooo:paragraph-rsid="001fdf14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text-properties officeooo:paragraph-rsid="001d4418"/>
    </style:style>
    <style:style style:name="P6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d4418"/>
    </style:style>
    <style:style style:name="T2" style:family="text">
      <style:text-properties officeooo:rsid="001fdf1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Zapisnik s intervjua</text:span></text:p>
      <text:p text:style-name="Text_20_body"><text:span text:style-name="Strong_20_Emphasis"/></text:p>
      <text:p text:style-name="Text_20_body"><text:span text:style-name="Strong_20_Emphasis">Projekt:</text:span> Informacijski sustav za zdravstvene ustanove „eKarton“</text:p>
      <text:p text:style-name="Text_20_body"><text:span text:style-name="Strong_20_Emphasis">Datum:</text:span> 15. srpnja 2024.</text:p>
      <text:p text:style-name="Text_20_body"><text:span text:style-name="Strong_20_Emphasis">Mjesto:</text:span> Dom zdravlja, <text:span text:style-name="T1">Posušje</text:span></text:p>
      <text:p text:style-name="Text_20_body"><text:span text:style-name="Strong_20_Emphasis">Sudionici:</text:span></text:p>
      <text:list xml:id="list691973872" text:style-name="L2">
        <text:list-item>
          <text:p text:style-name="P2"><text:span text:style-name="Strong_20_Emphasis">Milica Bago</text:span> (Voditelj projekta)</text:p>
        </text:list-item>
        <text:list-item>
          <text:p text:style-name="P2"><text:span text:style-name="Strong_20_Emphasis">Dr. Ivan Lukić</text:span> (Liječnik opće prakse)</text:p>
        </text:list-item>
        <text:list-item>
          <text:p text:style-name="P2"><text:span text:style-name="Strong_20_Emphasis"><text:span text:style-name="T2">Jelena</text:span></text:span><text:span text:style-name="Strong_20_Emphasis"> Marić</text:span> (Medicinska sestra)</text:p>
        </text:list-item>
        <text:list-item>
          <text:p text:style-name="P3"><text:span text:style-name="Strong_20_Emphasis">Ana</text:span><text:span text:style-name="Strong_20_Emphasis"> Kovačević</text:span> (IT specijalist u zdravstvu)</text:p>
        </text:list-item>
        <text:list-item>
          <text:p text:style-name="P1"><text:span text:style-name="Strong_20_Emphasis">Ma</text:span><text:span text:style-name="Strong_20_Emphasis"><text:span text:style-name="T2">rijan</text:span></text:span><text:span text:style-name="Strong_20_Emphasis">a Petrović</text:span> (Administrator u Domu zdravlja)<text:line-break/></text:p>
        </text:list-item>
      </text:list>
      <text:p text:style-name="P5"><text:span text:style-name="Strong_20_Emphasis">Svrha intervjua:</text:span> Identificirati ključne potrebe i zahtjeve korisnika za razvoj informacijskog sustava „eKarton“ koji će omogućiti bolju organizaciju, sigurnost i pristup zdravstvenim podacima pacijenata, te poboljšati učinkovitost zdravstvenih ustanova.</text:p>
      <text:p text:style-name="P4"><text:span text:style-name="Strong_20_Emphasis">Pitanje 1:</text:span> Možete li nam opisati glavne izazove s kojima se suočavate prilikom korištenja trenutnog sustava za upravljanje pacijentovim podacima?<text:line-break/></text:p>
      <text:p text:style-name="Text_20_body"><text:span text:style-name="Strong_20_Emphasis">Dr. Ivan Lukić:</text:span> Najveći problem je nedostatak brzine i stabilnosti. Kada su pacijenti u hitnim situacijama, ponekad moramo čekati da se sustav učita, što može uzrokovati kašnjenja u pružanju skrbi. Osim toga, sustav nije dovoljno fleksibilan za prilagodbu našim specifičnim potrebama, posebno kada je riječ o integraciji s drugim sustavima u regiji.<text:line-break/></text:p>
      <text:p text:style-name="Text_20_body"><text:span text:style-name="Strong_20_Emphasis"><text:span text:style-name="T2">Jelena</text:span></text:span><text:span text:style-name="Strong_20_Emphasis"> Marić:</text:span> Iz moje perspektive, administracija je često previše komplicirana. Imamo puno papira, a digitalni sustav nije dovoljno intuitivan da bi nam stvarno olakšao posao. Posebno je problematično što ne možemo lako dijeliti informacije s drugim ustanovama, što često dovodi do dupliciranja posla.<text:line-break/></text:p>
      <text:p text:style-name="P5"><text:span text:style-name="Strong_20_Emphasis">Ma</text:span><text:span text:style-name="Strong_20_Emphasis"><text:span text:style-name="T2">rijan</text:span></text:span><text:span text:style-name="Strong_20_Emphasis">a Petrović:</text:span> Također, veliki problem je nedostatak podrške za mobilne uređaje. U vrijeme kada je sve digitalizirano, nemogućnost pristupa sustavu preko mobitela ili tableta predstavlja veliki nedostatak, osobito za osoblje koje je stalno u pokretu.</text:p>
      <text:p text:style-name="Text_20_body"><text:span text:style-name="Strong_20_Emphasis"/></text:p>
      <text:p text:style-name="P4"><text:span text:style-name="Strong_20_Emphasis">Pitanje 2:</text:span> Koje funkcionalnosti biste smatrali najvažnijima u novom sustavu „eKarton“?<text:line-break/></text:p>
      <text:p text:style-name="Text_20_body"><text:span text:style-name="Strong_20_Emphasis">Dr. Ivan Lukić:</text:span> Prvo i najvažnije je brzina pristupa podacima. Moramo imati mogućnost da trenutačno pristupimo pacijentovoj povijesti bolesti, terapijama, laboratorijskim rezultatima i drugim ključnim podacima. Također, vrlo je važno da sustav podržava integraciju s nacionalnim zdravstvenim sustavom i drugim relevantnim platformama.<text:line-break/></text:p>
      <text:p text:style-name="Text_20_body"><text:span text:style-name="Strong_20_Emphasis"><text:span text:style-name="T2">Jelena</text:span></text:span><text:span text:style-name="Strong_20_Emphasis"> Marić:</text:span> Mogućnost online rezervacije pregleda bi značajno rasteretila našu administraciju. Pacijenti bi mogli sami rezervirati termine, što bi smanjilo broj poziva i dolazaka u ustanovu. Osim toga, sustav bi trebao imati funkcionalnost za vođenje evidencije u digitalnom formatu, kako bismo smanjili potrebu za fizičkim arhiviranjem.<text:line-break/></text:p>
      <text:p text:style-name="Text_20_body"><text:span text:style-name="Strong_20_Emphasis"><text:span text:style-name="T2">Ana</text:span></text:span><text:span text:style-name="Strong_20_Emphasis"> Kovačević:</text:span> Kao IT specijalist, smatram da je sigurnost podataka apsolutni prioritet. Sustav mora imati napredne sigurnosne mehanizme za zaštitu pacijentovih podataka, kao i mogućnost praćenja tko je pristupao podacima i kada. Također, sustav bi trebao biti lako skalabilan i prilagodljiv za buduće potrebe.</text:p>
      <text:p text:style-name="Text_20_body"><text:span text:style-name="Strong_20_Emphasis"/></text:p>
      <text:p text:style-name="P4"><text:span text:style-name="Strong_20_Emphasis">Pitanje 3:</text:span> Kako bi novi sustav „eKarton“ mogao unaprijediti vašu svakodnevnu praksu i komunikaciju unutar ustanove?<text:line-break/></text:p>
      <text:p text:style-name="Text_20_body"><text:span text:style-name="Strong_20_Emphasis">Ma</text:span><text:span text:style-name="Strong_20_Emphasis"><text:span text:style-name="T2">rijan</text:span></text:span><text:span text:style-name="Strong_20_Emphasis">a Petrović:</text:span> Jednostavnija komunikacija između različitih odjela unutar ustanove bila bi velika prednost. Na primjer, kada bi svi liječnici, sestre i administrativno osoblje mogli brzo i lako dijeliti informacije putem jedinstvenog sustava, to bi značajno smanjilo mogućnost grešaka i poboljšalo koordinaciju.<text:line-break/></text:p>
      <text:p text:style-name="Text_20_body"><text:span text:style-name="Strong_20_Emphasis">Dr. Ivan Lukić:</text:span> Također, online konzultacije su nešto što bih volio vidjeti u novom sustavu. To bi omogućilo liječnicima da se konzultiraju s pacijentima na daljinu, što je posebno korisno za pacijente koji žive u udaljenim područjima ili za one koji imaju poteškoća s kretanjem.<text:line-break/></text:p>
      <text:p text:style-name="Text_20_body"><text:span text:style-name="Strong_20_Emphasis"><text:span text:style-name="T2">Ana</text:span></text:span><text:span text:style-name="Strong_20_Emphasis"> Kovačević:</text:span> Mislim da je važno da sustav bude jednostavan za korištenje, s intuitivnim sučeljem koje ne zahtijeva puno obuke. To bi uvelike smanjilo otpor prema novim tehnologijama, koji je često prisutan među starijim osobljem.<text:line-break/></text:p>
      <text:p text:style-name="Text_20_body"/>
      <text:p text:style-name="Text_20_body"><text:span text:style-name="Strong_20_Emphasis">Zaključak:</text:span> Iz ovog intervjua je jasno da trenutni sustav ima mnogo nedostataka koji usporavaju i otežavaju rad zdravstvenih radnika. Novi sustav „eKarton“ trebao bi osigurati brži i sigurniji pristup podacima, omogućiti online rezervacije i konzultacije, te poboljšati komunikaciju i administraciju unutar ustanove. Implementacija takvog sustava ne samo da bi poboljšala kvalitetu zdravstvene skrbi, već bi i značajno olakšala rad osoblju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3:18:15.989871888</meta:creation-date>
    <dc:date>2024-09-02T13:25:46.299105457</dc:date>
    <meta:editing-duration>PT7M3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24" meta:word-count="569" meta:character-count="4103" meta:non-whitespace-character-count="3552"/>
  </office:meta>
</office:document-meta>
</file>